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2000000120D9202465.png" manifest:media-type="image/png"/>
  <manifest:file-entry manifest:full-path="Pictures/200000010000485900003FC5D8947FD0.svg" manifest:media-type="image/svg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solid" draw:fill-color="#ffffff" draw:textarea-horizontal-align="justify" draw:textarea-vertical-align="middle" draw:auto-grow-height="false" fo:padding-top="0.135cm" fo:padding-bottom="0.135cm" fo:padding-left="0.26cm" fo:padding-right="0.26cm" draw:shadow="visible" draw:shadow-offset-x="0.04cm" draw:shadow-offset-y="0.04cm"/>
    </style:style>
    <style:style style:name="gr2" style:family="graphic" style:parent-style-name="standard">
      <style:graphic-properties svg:stroke-width="0.02cm" draw:marker-start-width="0.23cm" draw:marker-end="Arrow" draw:marker-end-width="0.15cm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width="0.02cm" svg:stroke-color="#000000" draw:marker-start-width="0.23cm" draw:marker-end-width="0.23cm" draw:fill="none" draw:fill-color="#ffffff" fo:min-height="0.635cm"/>
    </style:style>
    <style:style style:name="gr5" style:family="graphic" style:parent-style-name="standard">
      <style:graphic-properties draw:stroke="dash" draw:stroke-dash="Ultrafine_20_Dashed"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dash" draw:stroke-dash="Ultrafine_20_Dashed" svg:stroke-width="0.02cm" svg:stroke-color="#dc2300" draw:marker-start-width="0.23cm" draw:marker-end="Arrow" draw:marker-end-width="0.15cm" draw:textarea-horizontal-align="center" draw:textarea-vertical-align="middle" fo:padding-top="0.135cm" fo:padding-bottom="0.135cm" fo:padding-left="0.26cm" fo:padding-right="0.26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dash" draw:stroke-dash="Ultrafine_20_Dashed" svg:stroke-width="0.02cm" svg:stroke-color="#dc2300" draw:marker-start-width="0.23cm" draw:marker-end="" draw:marker-end-width="0.15cm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svg:stroke-width="0.02cm" svg:stroke-color="#808080" draw:marker-start-width="0.23cm" draw:marker-end-width="0.23cm" draw:fill="solid" draw:fill-color="#004586" draw:textarea-horizontal-align="justify" draw:textarea-vertical-align="middle" draw:auto-grow-height="false" fo:padding-top="0.135cm" fo:padding-bottom="0.135cm" fo:padding-left="0cm" fo:padding-right="0cm" draw:shadow="visible" draw:shadow-offset-x="0.04cm" draw:shadow-offset-y="0.04cm"/>
    </style:style>
    <style:style style:name="gr1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svg:stroke-width="0.02cm" svg:stroke-color="#808080" draw:marker-start-width="0.23cm" draw:marker-end-width="0.23cm" draw:fill="solid" draw:fill-color="#c5000b" draw:textarea-horizontal-align="justify" draw:textarea-vertical-align="middle" draw:auto-grow-height="false" fo:padding-top="0.135cm" fo:padding-bottom="0.135cm" fo:padding-left="0cm" fo:padding-right="0cm" draw:shadow="visible" draw:shadow-offset-x="0.04cm" draw:shadow-offset-y="0.04cm"/>
    </style:style>
    <style:style style:name="gr12" style:family="graphic" style:parent-style-name="standard">
      <style:graphic-properties svg:stroke-width="0.02cm" svg:stroke-color="#808080" draw:marker-start-width="0.23cm" draw:marker-end-width="0.23cm" draw:fill="solid" draw:fill-color="#008000" draw:textarea-horizontal-align="justify" draw:textarea-vertical-align="middle" draw:auto-grow-height="false" fo:padding-top="0.135cm" fo:padding-bottom="0.135cm" fo:padding-left="0cm" fo:padding-right="0cm" draw:shadow="visible" draw:shadow-offset-x="0.04cm" draw:shadow-offset-y="0.04cm"/>
    </style:style>
    <style:style style:name="gr1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12pt" style:font-size-asian="12pt" style:font-size-complex="12pt"/>
    </style:style>
    <style:style style:name="P3" style:family="paragraph">
      <style:paragraph-properties fo:text-align="center"/>
      <style:text-properties fo:color="#000000" fo:font-style="italic" style:font-style-asian="italic" style:font-style-complex="italic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center"/>
      <style:text-properties fo:color="#000000" fo:font-size="12pt" fo:font-style="normal" style:font-size-asian="12pt" style:font-style-asian="normal" style:font-size-complex="12pt" style:font-style-complex="normal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text-align="center"/>
      <style:text-properties fo:color="#ffffff" fo:font-weight="bold" style:font-weight-asian="bold" style:font-weight-complex="bold"/>
    </style:style>
    <style:style style:name="P8" style:family="paragraph">
      <style:paragraph-properties fo:text-align="start"/>
      <style:text-properties fo:font-size="18pt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color="#000000" fo:font-size="12pt" fo:font-style="normal" style:font-size-asian="12pt" style:font-style-asian="normal" style:font-size-complex="12pt" style:font-style-complex="normal"/>
    </style:style>
    <style:style style:name="T3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000000" fo:font-size="10.5pt" style:font-size-asian="10.5pt" style:font-size-complex="10.5pt"/>
    </style:style>
    <style:style style:name="T5" style:family="text">
      <style:text-properties fo:color="#ffffff" fo:font-family="'Century Schoolbook L'" style:font-family-generic="roman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59cm" svg:height="0.635cm" svg:x="8.421cm" svg:y="0.075cm">
          <text:p text:style-name="P1"><text:span text:style-name="T1">Receive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145cm" svg:y1="0.975cm" svg:x2="9.394cm" svg:y2="0.975cm">
          <text:p/>
        </draw:line>
        <draw:line draw:style-name="gr3" draw:text-style-name="P4" draw:layer="layout" svg:x1="9.4cm" svg:y1="0.74cm" svg:x2="9.4cm" svg:y2="5.582cm">
          <text:p/>
        </draw:line>
        <draw:line draw:style-name="gr3" draw:text-style-name="P4" draw:layer="layout" svg:x1="4.385cm" svg:y1="2.315cm" svg:x2="4.385cm" svg:y2="5.52cm">
          <text:p/>
        </draw:line>
        <draw:line draw:style-name="gr2" draw:text-style-name="P4" draw:layer="layout" svg:x1="4.385cm" svg:y1="2.98cm" svg:x2="9.4cm" svg:y2="2.98cm">
          <text:p/>
        </draw:line>
        <draw:line draw:style-name="gr2" draw:text-style-name="P4" draw:layer="layout" svg:x1="9.4cm" svg:y1="3.615cm" svg:x2="4.385cm" svg:y2="3.615cm">
          <text:p/>
        </draw:line>
        <draw:frame draw:style-name="gr4" draw:text-style-name="P5" draw:layer="layout" svg:width="3.23cm" svg:height="0.885cm" svg:x="5.355cm" svg:y="2.969cm">
          <draw:text-box>
            <text:p text:style-name="P1"><text:span text:style-name="T2">valid / invalid</text:span></text:p>
          </draw:text-box>
        </draw:frame>
        <draw:line draw:style-name="gr2" draw:text-style-name="P4" draw:layer="layout" svg:x1="4.385cm" svg:y1="4.75cm" svg:x2="9.4cm" svg:y2="4.75cm">
          <text:p/>
        </draw:line>
        <draw:frame draw:style-name="gr4" draw:text-style-name="P5" draw:layer="layout" svg:width="3.866cm" svg:height="0.885cm" svg:x="5.03cm" svg:y="4.843cm">
          <draw:text-box>
            <text:p text:style-name="P1"><text:span text:style-name="T2">valid / invalid</text:span></text:p>
          </draw:text-box>
        </draw:frame>
        <draw:line draw:style-name="gr2" draw:text-style-name="P4" draw:layer="layout" svg:x1="9.4cm" svg:y1="5.52cm" svg:x2="4.385cm" svg:y2="5.52cm">
          <text:p/>
        </draw:line>
        <draw:frame draw:style-name="gr4" draw:text-style-name="P2" draw:layer="layout" svg:width="5.715cm" svg:height="0.885cm" svg:x="3.985cm" svg:y="5.582cm">
          <draw:text-box>
            <text:p text:style-name="P1"><text:span text:style-name="T3">...</text:span></text:p>
          </draw:text-box>
        </draw:frame>
        <draw:line draw:style-name="gr5" draw:text-style-name="P4" draw:layer="layout" svg:x1="4.385cm" svg:y1="5.59cm" svg:x2="4.385cm" svg:y2="6.225cm">
          <text:p/>
        </draw:line>
        <draw:line draw:style-name="gr5" draw:text-style-name="P4" draw:layer="layout" svg:x1="9.4cm" svg:y1="5.62cm" svg:x2="9.4cm" svg:y2="6.255cm">
          <text:p/>
        </draw:line>
        <draw:line draw:style-name="gr3" draw:text-style-name="P4" draw:layer="layout" svg:x1="1.145cm" svg:y1="0.44cm" svg:x2="1.145cm" svg:y2="1.71cm">
          <text:p/>
        </draw:line>
        <draw:custom-shape draw:style-name="gr1" draw:text-style-name="P2" draw:layer="layout" svg:width="1.905cm" svg:height="0.635cm" svg:x="0.11cm" svg:y="0.075cm">
          <text:p text:style-name="P1"><text:span text:style-name="T1">Sender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.145cm" svg:y1="1.385cm" svg:x2="1.145cm" svg:y2="2.02cm">
          <text:p/>
        </draw:line>
        <draw:custom-shape draw:style-name="gr1" draw:text-style-name="P2" draw:layer="layout" svg:width="1.905cm" svg:height="0.635cm" svg:x="3.415cm" svg:y="1.71cm">
          <text:p text:style-name="P1"><text:span text:style-name="T4">Attacker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.805cm" svg:y1="2.028cm" svg:x2="3.416cm" svg:y2="2.028cm">
          <text:p/>
        </draw:line>
        <draw:frame draw:style-name="gr7" draw:text-style-name="P1" draw:layer="layout" svg:width="1.205cm" svg:height="1.062cm" svg:x="1.886cm" svg:y="2.243cm">
          <draw:image xlink:href="Pictures/200000010000485900003FC5D8947FD0.svg" xlink:type="simple" xlink:show="embed" xlink:actuate="onLoad">
            <text:p/>
          </draw:image>
        </draw:frame>
        <draw:line draw:style-name="gr8" draw:text-style-name="P4" draw:layer="layout" svg:x1="1.805cm" svg:y1="0.975cm" svg:x2="1.809cm" svg:y2="2.028cm">
          <text:p/>
        </draw:line>
        <draw:custom-shape draw:style-name="gr9" draw:text-style-name="P7" draw:layer="layout" svg:width="0.635cm" svg:height="0.635cm" svg:x="5.015cm" svg:y="0.525cm">
          <text:p text:style-name="P6"><text:span text:style-name="T5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" draw:style-name="gr10" draw:text-style-name="P8" draw:layer="layout" svg:width="0.798cm" svg:height="0.798cm" svg:x="5.292cm" svg:y="0.667cm">
          <draw:image xlink:href="Pictures/100002010000012000000120D9202465.png" xlink:type="simple" xlink:show="embed" xlink:actuate="onLoad">
            <text:p/>
          </draw:image>
        </draw:frame>
        <draw:custom-shape draw:style-name="gr9" draw:text-style-name="P7" draw:layer="layout" svg:width="0.635cm" svg:height="0.635cm" svg:x="2.145cm" svg:y="1.514cm">
          <text:p text:style-name="P6"><text:span text:style-name="T5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" draw:style-name="gr10" draw:text-style-name="P8" draw:layer="layout" svg:width="0.798cm" svg:height="0.798cm" svg:x="2.422cm" svg:y="1.656cm">
          <draw:image xlink:href="Pictures/100002010000012000000120D9202465.png" xlink:type="simple" xlink:show="embed" xlink:actuate="onLoad">
            <text:p/>
          </draw:image>
        </draw:frame>
        <draw:custom-shape draw:style-name="gr11" draw:text-style-name="P7" draw:layer="layout" svg:width="0.742cm" svg:height="0.635cm" svg:x="6.578cm" svg:y="2.2cm">
          <text:p text:style-name="P6"><text:span text:style-name="T5">C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" draw:style-name="gr10" draw:text-style-name="P8" draw:layer="layout" svg:width="0.798cm" svg:height="0.798cm" svg:x="6.962cm" svg:y="2.342cm">
          <draw:image xlink:href="Pictures/100002010000012000000120D9202465.png" xlink:type="simple" xlink:show="embed" xlink:actuate="onLoad">
            <text:p/>
          </draw:image>
        </draw:frame>
        <draw:custom-shape draw:style-name="gr11" draw:text-style-name="P7" draw:layer="layout" svg:width="0.742cm" svg:height="0.635cm" svg:x="6.578cm" svg:y="3.989cm">
          <text:p text:style-name="P6"><text:span text:style-name="T5">C'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" draw:style-name="gr10" draw:text-style-name="P8" draw:layer="layout" svg:width="0.798cm" svg:height="0.798cm" svg:x="6.962cm" svg:y="4.131cm">
          <draw:image xlink:href="Pictures/100002010000012000000120D9202465.png" xlink:type="simple" xlink:show="embed" xlink:actuate="onLoad">
            <text:p/>
          </draw:image>
        </draw:frame>
        <draw:custom-shape draw:style-name="gr12" draw:text-style-name="P7" draw:layer="layout" svg:width="2.358cm" svg:height="0.635cm" svg:x="3.204cm" svg:y="6.786cm">
          <text:p text:style-name="P6"><text:span text:style-name="T5">m=dec(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0.495cm" svg:height="0.635cm" svg:x="4.145cm" svg:y="6.259cm">
          <text:p/>
          <draw:enhanced-geometry svg:viewBox="0 0 21600 21600" draw:text-areas="?f0 0 ?f2 ?f5" draw:type="down-arrow" draw:modifiers="12905.6603773585 6837.0967741935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7cm" fo:page-height="7.5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bastian Schinzel</meta:initial-creator>
    <meta:creation-date>2011-06-13T20:19:36</meta:creation-date>
    <dc:date>2013-07-31T13:26:30</dc:date>
    <meta:editing-duration>PT40M36S</meta:editing-duration>
    <meta:editing-cycles>17</meta:editing-cycles>
    <meta:generator>LibreOffice/3.5$Linux_X86_64 LibreOffice_project/350m1$Build-2</meta:generator>
    <dc:creator>juraj </dc:creator>
    <meta:document-statistic meta:object-count="30"/>
  </office:meta>
</office:document-meta>
</file>